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7670" officeooo:paragraph-rsid="001c7670"/>
    </style:style>
    <style:style style:name="P2" style:family="paragraph" style:parent-style-name="Standard">
      <style:text-properties officeooo:rsid="001c7670" officeooo:paragraph-rsid="001cc3f8"/>
    </style:style>
    <style:style style:name="P3" style:family="paragraph" style:parent-style-name="Standard">
      <style:text-properties officeooo:rsid="001cc3f8" officeooo:paragraph-rsid="001cc3f8"/>
    </style:style>
    <style:style style:name="T1" style:family="text">
      <style:text-properties officeooo:rsid="001cc3f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s</text:p>
      <text:p text:style-name="P1"/>
      <text:p text:style-name="P1">Winter Malting Barley Breeding</text:p>
      <text:p text:style-name="P1"/>
      <text:p text:style-name="P1">In 2014, New York state implemented the farm brewery bill to incentive barley <text:span text:style-name="T1">to be </text:span>grown, malted and brewed in New York state. As of 2023, there are over 500 breweries, many of them being farm breweries which receive special privileges if a certain amount of ingredients are grown in NYS. Currently 60% of barley and hops must be grown in New York to have a brewery be considered a farm brewery, and that percentage will increase to 90% by 2028. To meet the increasing demand, the NYS Ag and Markets has been been funding research and development in <text:span text:style-name="T1">the Cornell Small Grains Breeding </text:span>program to develop <text:span text:style-name="T1">s</text:span>pring and winter malting barley varieties adapted to New York State environment. Through the work of Dr. Daniel Sweeney<text:span text:style-name="T1">(PhD 21)</text:span>, the spring malting variety Excelsior Gold was released in record time using the technolog<text:span text:style-name="T1">y</text:span> of genomic selection. Since the release of Excelsior Gold( and soon CU198), our focus has now turned to developing winter malting barley varieties <text:span text:style-name="T1">using methods of single seed descent to develop recombinant inbred lines, double haploidization to accelerate homozygosity for testing, seed dormancy <text:s/>and pre-harvest sprouting testing and collaborations with USDA and local research institutions to measure and select for high malting quality barley. </text:span></text:p>
      <text:p text:style-name="P1"/>
      <text:p text:style-name="P3">In addition to variety development, we have examined seed dormancy and pre-harvest sprouting across an extensive amount of current winter and spring barley germplasm, as well as colloborative populations such as the Spring barley multi environment trial, double haploid populations developed by Oregon state and diversity panels from the John Innes Center in the UK to measure seed dormancy loss of barley lines over time. Using the phenotypes of seed dormancy loss and genetic characterization of these lines, we have been able to have a greater </text:p>
      <text:p text:style-name="P1"/>
      <text:p text:style-name="P1"/>
      <text:p text:style-name="P2"/>
      <text:p text:style-name="P1"/>
      <text:p text:style-name="P1">OREI Naked barley Project I &amp; II</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0T14:07:12.395014445</meta:creation-date>
    <dc:date>2023-02-20T14:34:29.562122604</dc:date>
    <meta:editing-duration>PT46S</meta:editing-duration>
    <meta:editing-cycles>1</meta:editing-cycles>
    <meta:document-statistic meta:table-count="0" meta:image-count="0" meta:object-count="0" meta:page-count="1" meta:paragraph-count="5" meta:word-count="303" meta:character-count="1890" meta:non-whitespace-character-count="1589"/>
    <meta:generator>LibreOffice/7.4.2.3$Linux_X86_64 LibreOffice_project/382eef1f22670f7f4118c8c2dd222ec7ad009daf</meta:generator>
  </office:meta>
</office:document-meta>
</file>